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text-properties fo:font-size="11pt" style:font-size-asian="11pt" style:font-size-complex="11pt"/>
    </style:style>
    <style:style style:name="P2" style:family="paragraph" style:parent-style-name="Horizontal_20_Line">
      <style:text-properties fo:font-size="11pt" style:font-size-asian="11pt" style:font-size-complex="11pt"/>
    </style:style>
    <style:style style:name="P3" style:family="paragraph" style:parent-style-name="Horizontal_20_Line">
      <style:text-properties style:font-name="Linux Libertine G" fo:font-size="11pt" style:font-size-asian="11pt" style:font-size-complex="11pt"/>
    </style:style>
    <style:style style:name="P4" style:family="paragraph" style:parent-style-name="Heading_20_2">
      <style:text-properties fo:font-size="11pt" style:font-size-asian="11pt" style:font-size-complex="11pt"/>
    </style:style>
    <style:style style:name="P5" style:family="paragraph" style:parent-style-name="Quotations">
      <style:text-properties fo:font-size="11pt" style:font-size-asian="11pt" style:font-size-complex="11pt"/>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officeooo:paragraph-rsid="0008654a" style:font-size-asian="11pt" style:font-size-complex="11pt"/>
    </style:style>
    <style:style style:name="P8" style:family="paragraph" style:parent-style-name="Heading_20_1">
      <style:text-properties fo:font-size="11pt" style:font-size-asian="11pt" style:font-size-complex="11pt"/>
    </style:style>
    <style:style style:name="P9" style:family="paragraph" style:parent-style-name="Text_20_body">
      <style:text-properties fo:font-size="11pt" style:font-size-asian="11pt" style:font-size-complex="11pt"/>
    </style:style>
    <style:style style:name="P10" style:family="paragraph" style:parent-style-name="Text_20_body" style:list-style-name="L1">
      <style:text-properties fo:font-size="11pt" style:font-size-asian="11pt" style:font-size-complex="11pt"/>
    </style:style>
    <style:style style:name="P11" style:family="paragraph" style:parent-style-name="Text_20_body" style:list-style-name="L3">
      <style:text-properties fo:font-size="11pt" style:font-size-asian="11pt" style:font-size-complex="11pt"/>
    </style:style>
    <style:style style:name="P12" style:family="paragraph" style:parent-style-name="Text_20_body" style:list-style-name="L4">
      <style:text-properties fo:font-size="11pt" style:font-size-asian="11pt" style:font-size-complex="11pt"/>
    </style:style>
    <style:style style:name="P13" style:family="paragraph" style:parent-style-name="Text_20_body" style:list-style-name="L5">
      <style:text-properties fo:font-size="11pt" style:font-size-asian="11pt" style:font-size-complex="11pt"/>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2">
      <style:paragraph-properties fo:margin-top="0cm" fo:margin-bottom="0cm" loext:contextual-spacing="false"/>
      <style:text-properties fo:font-size="11pt" style:font-size-asian="11pt" style:font-size-complex="11pt"/>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a4462"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italic" officeooo:rsid="000a4462" style:font-size-asian="11pt" style:font-style-asian="italic" style:font-size-complex="11pt" style:font-style-complex="italic"/>
    </style:style>
    <style:style style:name="T6" style:family="text">
      <style:text-properties fo:font-size="11pt" fo:font-weight="bold" style:font-size-asian="11pt" style:font-weight-asian="bold" style:font-size-complex="11pt" style:font-weight-complex="bold"/>
    </style:style>
    <style:style style:name="T7" style:family="text">
      <style:text-properties officeooo:rsid="0008654a"/>
    </style:style>
    <style:style style:name="T8" style:family="text">
      <style:text-properties officeooo:rsid="000beba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lan du mémoire détaillé</text:h>
      <text:p text:style-name="P6"/>
      <text:h text:style-name="P4" text:outline-level="2">Introduction</text:h>
      <text:h text:style-name="P1" text:outline-level="4">Un rêve siliconé</text:h>
      <text:p text:style-name="Text_20_body"><text:span text:style-name="T1">La question qui motive ce mémoire est la suivante : l'idée qu'on se fait du futur serait-elle devenu ennuyeuse ? Mon intuition, quand j'ai commencé à réfléchir à ce texte, était que l'image qu'on nous vendait du futur </text:span><text:span text:style-name="T2">aujourd’hui</text:span><text:span text:style-name="T1"> n'avait </text:span><text:span text:style-name="T2">selon moi</text:span><text:span text:style-name="T1"> plus rien d'excitant. En septembre 2014, le magazine </text:span><text:span text:style-name="T4">Usbek &amp; Rica</text:span><text:span text:style-name="T1"> s'exclamait haut et fort sur leur couverture : "</text:span><text:span text:style-name="T6">Non au futur parfait !</text:span><text:span text:style-name="T1">". A voir l'état du monde aujourd'hui, on est en mesure de se demander comment le futur peut s'annoncer parfait. Ce cri du cœur est plutôt une opposition à une </text:span><text:span text:style-name="T4">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particulière ; il conviendra de l’analyser.</text:span><text:span text:style-name="T1"> </text:span><text:span text:style-name="T2">(</text:span><text:span text:style-name="T1">ne laisse plus place à l'imaginaire, de quel design parle t-on exactement ?</text:span><text:span text:style-name="T2">)</text:span><text:span text:style-name="T1">. 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1">réaliser</text:span></text:span><text:span text:style-name="T1"> ces futurs déjà écrits. Deux grands axes s'annoncent dès lors : d'un côté une résistance à un futur </text:span><text:span text:style-name="Emphasis"><text:span text:style-name="T1">idéal</text:span></text:span><text:span text:style-name="T1"> vendu par les marques et les entreprises technologiques, de l'autre un combat contre les clichés récurrent qui alimentent notre imaginaire du futur. A cela vient s'ajouter une dernière intuition, ou plutôt une découverte : celui d'un mouvement de designers qui s'efforcent d'imaginer le futur autrement : le </text:span><text:span text:style-name="Emphasis"><text:span text:style-name="T1">design fiction</text:span></text:span><text:span text:style-name="T1">, ou design spéculatif. Il s'agira de décrire ce mouvement dans le contexte dans lequel il s'ancre, et tenter d'émettre une position critique vis-à-vis de ce mouvement ambitieux.</text:span></text:p>
      <text:p text:style-name="P6">Pour démarrer ce texte (formulation à revoir), il me semble important de définir les termes et les concepts que je vais employer au cours de ma réflexion, mais aussi de développer certaines intuitions, et d'y greffer de la pensée. Le texte qui suit est donc un "collage" de réflexions en cours, que je tenterai d'articuler les unes avec les autres ; on pourrait considérer l'ensemble comme une ébauche de plan.</text:p>
      <text:p text:style-name="P6">La question du futur donc, mais aussi celle du design, du spéculatif, de la fiction... <text:span text:style-name="T7">Autant de mots sur lesquels j’essaye de poser une définition, en me basant sur mes propres réflexions et sur celles d’écrivains, de journalistes et de philosophes.</text:span></text:p>
      <text:p text:style-name="P6"/>
      <text:p text:style-name="P6"/>
      <text:h text:style-name="P4" text:outline-level="2">Entre design, rétro-futurisme et spéculation</text:h>
      <text:h text:style-name="P1" text:outline-level="4">Futur et rétro-futurs</text:h>
      <text:p text:style-name="Quotations"><text:span text:style-name="T3">Il ne faut pas penser le futur comme la prédiction de ce qu’il va se produire : cela n’a aucun intérêt. Ce qui est intéressant dans l’idée de futur, c’est l’idée des </text:span><text:span text:style-name="T5">possibles</text:span><text:span text:style-name="T3">. </text:span><text:span text:style-name="T1">l'idée de Futur sous plusieurs angles : Liberté / Responsabilité / Contrainte, concepts de </text:span><text:span text:style-name="Strong_20_Emphasis"><text:span text:style-name="T1">présent</text:span></text:span><text:span text:style-name="T1">, </text:span><text:span text:style-name="Strong_20_Emphasis"><text:span text:style-name="T1">possible</text:span></text:span><text:span text:style-name="T1"> et </text:span><text:span text:style-name="Strong_20_Emphasis"><text:span text:style-name="T1">imaginaire</text:span></text:span><text:span text:style-name="T1"> sont en tension, définir ce qu'est une </text:span><text:span text:style-name="Strong_20_Emphasis"><text:span text:style-name="T1">utopie</text:span></text:span><text:span text:style-name="T1">, une </text:span><text:span text:style-name="Strong_20_Emphasis"><text:span text:style-name="T1">dystopie</text:span></text:span><text:span text:style-name="T1">, comment se "fabrique" le futur ?, une "petite histoire du futur" (voir le livre d'Ariel Colonomos), ou encore "une brève histoire de l'avenir", de quoi parle t-on quand on parle de futur ?, relation au temps : futur proche, futur lointain mais aussi </text:span><text:span text:style-name="Strong_20_Emphasis"><text:span text:style-name="T1">atemporalité</text:span></text:span><text:span text:style-name="T1"> (Bruce Sterling) : un futur qui apparaît continuellement dans le présent. Étudier aussi le concept de Rétro-Futurs, de rétro-types (Alain Bublex) : les futurs qui nous hântent, qui ne se sont pas réalisés, qui nourissent l'imaginaire collectif... Qu'est ce que le rétro-futurisme, en quoi cela à voir avec le design spéculatif ?</text:span></text:p>
      <text:h text:style-name="P1" text:outline-level="4"><text:soft-page-break/>Design critique, design spéculatif ou design fiction ?</text:h>
      <text:p text:style-name="Quotations"><text:span text:style-name="T1">La vision d'un design "parfait" -&gt; </text:span><text:span text:style-name="Strong_20_Emphasis"><text:span text:style-name="T1">Dieter Rams</text:span></text:span><text:span text:style-name="T1"> et les 10 principes de bon design,, la vision de Google, étudier les formes de design que prennent les produits/services des grandes sociétés technologiques, Charles Eames once described design as ‘a plan for arranging elements to accomplish a particular purpose’, Quel est le rôle de la technologie dans la vie de tous les jours, notion </text:span><text:span text:style-name="Strong_20_Emphasis"><text:span text:style-name="T1">d'interaction</text:span></text:span></text:p>
      <text:p text:style-name="P5">Design critique : mouvement qui remet en question le design, pose de nouvelles perspectives...etc. Design Fiction, speculative design, future design...etc = émergent du critical design, forment un tout ? plusieurs branches, une même volonté ?</text:p>
      <text:p text:style-name="Quotations"><text:span text:style-name="T1">Il faut penser à l'émergence de ces mouvements, les étudier : voir l'essai de </text:span><text:span text:style-name="Strong_20_Emphasis"><text:span text:style-name="T1">Justine Peneau</text:span></text:span><text:span text:style-name="T1"> à ce sujet : </text:span><text:span text:style-name="Emphasis"><text:span text:style-name="T1">une critique du design critique</text:span></text:span></text:p>
      <text:list xml:id="list2808959627436223490" text:style-name="L1">
        <text:list-item>
          <text:p text:style-name="P10">Faillite de l'idéologie de la neutralité du design</text:p>
        </text:list-item>
        <text:list-item>
          <text:p text:style-name="P10">conception de "produits hypothétiques" (Léchot Hirt), mi-chemin entre réalité et fiction, "contester les idées étroites, préconçues, et toutes faites sur le rôle des produits dans la vie quotidienne" (tradition design radial italien), place au musée ?, position plutôt qu'une méthode,</text:p>
        </text:list-item>
      </text:list>
      <text:p text:style-name="P5">Archizoom et Superstudio : "la possibilité d’une approche critique de la société par le design."</text:p>
      <text:p text:style-name="Quotations"><text:span text:style-name="T1">Le rôle de la technologie : </text:span><text:span text:style-name="Emphasis"><text:span text:style-name="T1">Every technology starts with a story.</text:span></text:span></text:p>
      <text:h text:style-name="P1" text:outline-level="4">Vers un mouvement spéculatif ?</text:h>
      <text:p text:style-name="Quotations"><text:span text:style-name="T1">d'où vient le terme, pourquoi (re)vient-il ? --&gt; expositions </text:span><text:a xlink:type="simple" xlink:href="http://dvk.com.hr/interakcije/2016/09/16/interakcije-2016-speculative-now/" text:style-name="Internet_20_link" text:visited-style-name="Visited_20_Internet_20_Link"><text:span text:style-name="Emphasis"><text:span text:style-name="T1">Speculative Now!</text:span></text:span></text:a><text:span text:style-name="T1">, </text:span><text:span text:style-name="Emphasis"><text:span text:style-name="T1">Speculative Everything</text:span></text:span><text:span text:style-name="T1">...etc, </text:span></text:p>
      <text:p text:style-name="Quotations"><text:span text:style-name="T1">Larousse : </text:span><text:span text:style-name="Strong_20_Emphasis"><text:span text:style-name="T1">Se dit des opérations intellectuelles qui ont pour objet la connaissance pure</text:span></text:span><text:span text:style-name="T1"> : </text:span><text:span text:style-name="Emphasis"><text:span text:style-name="T1">S'adonner à des recherches spéculatives.</text:span></text:span><text:span text:style-name="T1"> </text:span></text:p>
      <text:p text:style-name="Quotations"><text:span text:style-name="T1">La notion de spéculatif décrit à la fois ce qui "pourrait arriver", mais à l'inverse de la prédiction, la spéculation est ausi un pari (on parle d'ailleurs de spéculation dans le jargon de la finance). C'est ce qui est intéressant dans l'acte de spéculer : on tente d'imaginer à partir de l'abstraction. Selon le dictionnaire : "qui se livre à des recherches abstraites, théoriques". La spéculation ne prendrait donc pas appui sur des faits, mais plutôt sur un imaginaire. C'est pourquoi ce terme se marie bien avec la narration; raconter et imaginer vont de pair. Spéculer, c'est aussi tirer profit de quelque chose : on spécule SUR quelqu'un, quelque chose. C'est choisir une direction, avec le risque de se tromper. On en soutire des avantages, mais on prend un risque, car l'on se base sur une approche théorique et non pratique. Il y a donc un côté "abstrait" à la spéculation : on se détache de la pratique. C'est aussi en quoi il est intéressant de le rapprocher du terme "design". Un design spéculatif évoque une pratique provenant d'une pensée abstraite, non basée sur des besoins concrets mais plutôt sur une situation possible. La science fiction est-elle une littérature spéculative ? On différencie les "hommes d'actions" des spéculatifs, ceux qui imaginent, qui mettent en place des scénarios. Alors comment rendre tangible nos spéculations ? Que permet la spéculation ? Si l'on considère la spéculation comme risqué, alors elle permettrait de se détourner des voies établies, de découvrir des mondes nouveaux. Spéculer, ça serait aussi prendre distance avec le réel ? </text:span><text:span text:style-name="Emphasis"><text:span text:style-name="T1">La pensée spéculative est la forme par excellence du doute et de la prudence</text:span></text:span><text:span text:style-name="T1"> (wikipedia). Les fondations d'une pensée spéculative seraient donc fragiles : on émet des suppositions sur des connaissances non vérifiées, ou qui se sont pas sûres. C'est aussi ça qui rend la spéculation </text:span><text:span text:style-name="Strong_20_Emphasis"><text:span text:style-name="T1">excitante</text:span></text:span><text:span text:style-name="T1"> : il s'agit d'une pensée non vérifiée qui </text:span><text:span text:style-name="Emphasis"><text:span text:style-name="T1">pourrait être vrai</text:span></text:span><text:span text:style-name="T1">. 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la littérature, la pensée... Reste à définir les méthodes "spéculatives". Chaque designer émet des </text:span><text:soft-page-break/><text:span text:style-name="T1">hypothèses desquelles découlent souvent un produit fini. Quelle différence entre le designer "classique" et les designers spéculatifs ? </text:span></text:p>
      <text:list xml:id="list7865416389779515198" text:style-name="L2">
        <text:list-item>
          <text:p text:style-name="P19">Donna Haraway, interroger les privilèges, perdre tout rapport à l'innocence</text:p>
        </text:list-item>
        <text:list-item>
          <text:p text:style-name="P20"><text:span text:style-name="T1">récits qui ne sont plus anthropocentré, des récits où l'homme n'est plus au centre, capable d'intégrer les objets, les dieux, au même titre que l'homme, qui perdrait sa </text:span><text:span text:style-name="Strong_20_Emphasis"><text:span text:style-name="T1">centralité</text:span></text:span></text:p>
        </text:list-item>
        <text:list-item>
          <text:p text:style-name="P20"><text:span text:style-name="T1">récits qui luttent contre les probabilités, ce qu'on calcule, on oppose a la probabilité : </text:span><text:span text:style-name="Strong_20_Emphasis"><text:span text:style-name="T1">les possibles</text:span></text:span><text:span text:style-name="T1">, créer des fissures à l'intérieur du réel, faire émerger une série de possibles, le possible est </text:span><text:span text:style-name="Emphasis"><text:span text:style-name="T1">toujours à l'intérieur du réel</text:span></text:span><text:span text:style-name="T1">, comment on va être capable d'en tirer le fil</text:span></text:p>
        </text:list-item>
        <text:list-item>
          <text:p text:style-name="P14"><text:span text:style-name="T1">qu'est ce qui va faire </text:span><text:span text:style-name="Strong_20_Emphasis"><text:span text:style-name="T1">proposition</text:span></text:span><text:span text:style-name="T1">, laisser une place essentielle à la proposition, 2 choses : la dénonciation et la critique, critiquer un monde de probabilité : on propose. Whitehead = grands philosophes de la spéculation</text:span></text:p>
        </text:list-item>
      </text:list>
      <text:p text:style-name="P6"/>
      <text:p text:style-name="P2"/>
      <text:h text:style-name="P4" text:outline-level="2">Le monde made in Silicon Valley</text:h>
      <text:p text:style-name="P5">[...]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 (Monde Diplomatique)</text:p>
      <text:p text:style-name="P5"/>
      <text:p text:style-name="P7">Ce qui m'intéresse, c'est la vision à long-terme de ces entreprises pour le futur et le futur de la technologie. Ou plutôt, comment elles considèrent la technologie comme la pièce maîtresse de l'avenir ; le <text:span text:style-name="Emphasis">messianisme technologique</text:span>, pour reprendre la formulation d'Éric Sadin.</text:p>
      <text:p text:style-name="P7"/>
      <text:list xml:id="list5908173820655465200" text:style-name="L3">
        <text:list-item>
          <text:p text:style-name="P15"><text:span text:style-name="T1">Étudier </text:span><text:a xlink:type="simple" xlink:href="http://crapfutures.tumblr.com/post/134325857619/smart-futures-crap-futures" text:style-name="Internet_20_link" text:visited-style-name="Visited_20_Internet_20_Link"><text:span text:style-name="T1">la notion de "smart" design</text:span></text:a><text:span text:style-name="T1"> : le concept d'intelligence vue par les sociétés technologiques : automatisation, optimisation, </text:span><text:a xlink:type="simple" xlink:href="http://crapfutures.tumblr.com/post/133794965489/the-pleasures-of-prediction" text:style-name="Internet_20_link" text:visited-style-name="Visited_20_Internet_20_Link"><text:span text:style-name="T1">prediction</text:span></text:a><text:span text:style-name="T1">..., </text:span><text:span text:style-name="Strong_20_Emphasis"><text:span text:style-name="T1">'Put a chip in it'</text:span></text:span><text:span text:style-name="T1">, il s'agit ici d'émettre une critique, une mise en garde vis à vis de ce "smart" design : quels en sont vraiment les enjeux ? </text:span></text:p>
        </text:list-item>
        <text:list-item>
          <text:p text:style-name="P11">Amazon, Google, Facebook : consortium pour une éthique des AI : ils posent leurs règles avant que des lois soient écrites. Foncer tête baissée, la technologie est reine. <text:span text:style-name="T8">Les UX GOUROUS</text:span></text:p>
        </text:list-item>
      </text:list>
      <text:p text:style-name="P5">Tim Cook : We are going to give you things that you can’t live without, that you just don’t even know you need today. You will look back and wonder: ‘How did I live without this? Cook, who admitted that the company was secretive and “didn’t talk about futures”</text:p>
      <text:list xml:id="list7217599548006297030" text:style-name="L4">
        <text:list-item>
          <text:p text:style-name="P12">Le futur intéresse les marques</text:p>
        </text:list-item>
        <text:list-item>
          <text:p text:style-name="P16"><text:span text:style-name="T1">futur sous cloche : confort, transparence, sécurité, prédiction, performance individuelle, auto-contrôle, la technologie comme remède à tout, futur trop propre, lyophilisé, dépourvu de personnalité, d'originalité, débarrassé de toute impureté : ne marche pas, </text:span><text:span text:style-name="Strong_20_Emphasis"><text:span text:style-name="T1">failed futures</text:span></text:span><text:span text:style-name="T1">, prototypes qui ne s'imposent pas dans les usages quotidiens, Jacques Tati, </text:span></text:p>
        </text:list-item>
        <text:list-item>
          <text:p text:style-name="P12">reprendre notre futur en main : la fiction permet cela ?? Collectif : Désincarcérer le Futur, apprendre à imaginer différemment, vie connectée, enrayer la machine</text:p>
        </text:list-item>
        <text:list-item>
          <text:p text:style-name="P12"><text:soft-page-break/>start-up mania édulcore le futur</text:p>
        </text:list-item>
        <text:list-item>
          <text:p text:style-name="P12">web non original ! site web se ressemblent tous : bootstrap, outil mis en place par Twitter, uniformisation des techniques, du design...etc</text:p>
        </text:list-item>
        <text:list-item>
          <text:p text:style-name="P12">cocon : nous force à rester au sein de cet écosystème (Apple/iPhone/iTunes), on ne veut plus changer nos habitudes, habitué à une seule forme d'interaction avec nos interfaces</text:p>
        </text:list-item>
      </text:list>
      <text:p text:style-name="P6">Plus précisement, j'aimerai m'intéresser à la vision des entreprises technologiques américaines les plus puissantes concernant le futur. Pourquoi s'intéresser à ces firmes ? Parce qu'elles sont de plus en plus puissantes, et qu'elles possède un pouvoir incroyable pour remodeler notre façon de penser, de voir et d'envisager le monde ; Google remanie notre façon de chercher, de s'orienter, de communiquer ; Amazon notre manière de consommer; Uber notre façon de travailler; Netflix accapare notre attention. J'aimerai étudier l'idéologie que véhicule ces firmes à travers leurs produits, mais aussi sur quoi elles forgent leurs images de marques et leurs publicités. Comment modèlent-elles une certaine image du futur ? Elles possèdent aussi un pouvoir politique important (exemple élections / lobby). Une vision du futur pour les plus riches seulement. </text:p>
      <text:p text:style-name="P5">The technology industry does have its own tradition of conceptual design in the form of Vision of the Future video scenarios setting out future directions or promoting new corporate values but they are often very limited in their scope and vision. They usually feature perfect worlds for perfect people interacting perfectly with perfect technologies.</text:p>
      <text:p text:style-name="Text_20_body"><text:span text:style-name="T1">La </text:span><text:span text:style-name="Emphasis"><text:span text:style-name="T1">silicolonisation</text:span></text:span><text:span text:style-name="T1"> du monde, tel que l'emploi Éric Sadin, philosophe des questions numériques, évoque la montée en puissance des grands groupes industriels du secteurs de la technologie, implantés en Californie, et par la même leur vision du monde. Cette </text:span><text:span text:style-name="Emphasis"><text:span text:style-name="T1">silicolonisation</text:span></text:span><text:span text:style-name="T1"> m'intéresse davantage d'un point de vue du design, plutôt que d'un point de vue social ou économique. Quelles sont, pour le monde (occidental pour le moment), les conséquences d'un design "silicolonisé"" ?</text:span></text:p>
      <text:p text:style-name="P6">Il s'agira d'étudier les formes de designs mises en oeuvre par les GAFAM, et les mettre en relation avec les conceptions du design ou des objets modernistes. D'où proviennent la philosophie de design chez Google, Apple, Facebook...etc ? Outre les tendances, quelle est l'idéologie suprême de ces groupes, que l'on pourrait déterminer suite à l'étude de leurs produits ? Il s'agit de relier cette idéologie siliconée à celles d'autres designers : d'où tire t-elle son origine, comment évolue-t-elle, quelles sont les conséquences ? J'aimerai articuler cette partie à une autre, plus philosophique : la question du futur, et plus précisement la représentation du futur. Il sera question de rétro-futurisme, d'atemporalité, de science-fiction... Cette question du futur pourra à son tour être reliée au concept de design speculatif. Qu'est ce que la spéculation, comment la relier au design ? en quoi est-ce une réponse à la vision aseptisé de la Silicon Valley ?</text:p>
      <text:p text:style-name="Quotations"><text:span text:style-name="T1">Amusons-nous à étudier une publicité produite par Amazon pour leur nouveau magasin </text:span><text:span text:style-name="Emphasis"><text:span text:style-name="T1">Amazon Go</text:span></text:span><text:span text:style-name="T1">. Le concept est simple : entrez dans la boutique en scannant votre smartphone, prenez ce dont vous avez besoin, et repartez en scannant votre téléphone. Plus de vendeurs, plus de caisse, fini l'attente; venez, prenez, repartez. </text:span></text:p>
      <text:h text:style-name="Heading_20_4" text:outline-level="4"><text:span text:style-name="T1">La mouvance </text:span><text:span text:style-name="Emphasis"><text:span text:style-name="T1">smart design</text:span></text:span></text:h>
      <text:p text:style-name="Quotations"><text:span text:style-name="T1">Le smartphone est sans doute l'exemple le plus réussi de </text:span><text:span text:style-name="Emphasis"><text:span text:style-name="T1">smart device</text:span></text:span><text:span text:style-name="T1"> : rendu célèbre par l'iPhone de Steve Jobs, le smartphone est le premier appareil </text:span><text:span text:style-name="Emphasis"><text:span text:style-name="T1">intelligent</text:span></text:span><text:span text:style-name="T1"> mis entre les mains de tous (depuis plus d'une décennie déjà). Le smartphone est pour le coup un objet de design très bien conçu : il centralise plusieurs fonctions en un seul objet portable (téléphonie, internet, lecteur de musique, lecteur vidéo, GPS...etc). Il prend tout son sens avec le déploiement de la wifi et de la 3G/4G, qui permet un état de connexion permanent partout, tout le temps. Le téléphone mobile s'étant déjà imposé dans le quotidien, le smartphone a pu naturellement </text:span><text:soft-page-break/><text:span text:style-name="T1">remplacer une version </text:span><text:span text:style-name="Emphasis"><text:span text:style-name="T1">plus archaïque</text:span></text:span><text:span text:style-name="T1"> de ce qu'il est. C'est en quelque sorte la </text:span><text:span text:style-name="Emphasis"><text:span text:style-name="T1">suite logique</text:span></text:span><text:span text:style-name="T1">, l'évolution du téléphone mobile. </text:span></text:p>
      <text:p text:style-name="Text_20_body"><text:span text:style-name="T1">On voit bien, dans le cas du téléphone, que rendre </text:span><text:span text:style-name="Emphasis"><text:span text:style-name="T1">smart</text:span></text:span><text:span text:style-name="T1"> un objet peut se réveler fructueux, créer un véritable objet de design tant par son utilité et son apparence que son interface. Mais un appareil </text:span><text:span text:style-name="Emphasis"><text:span text:style-name="T1">smart</text:span></text:span><text:span text:style-name="T1"> supposerait que l'utilisateur soit </text:span><text:span text:style-name="Emphasis"><text:span text:style-name="T1">dumb</text:span></text:span><text:span text:style-name="T1"> : dans le cas d'une brosse à dent par exemple, quel intérêt d'être smart ? Récolter des données dentaires, hygiénique, des comparatifs de brossages, des statistiques sur le temps de brossage ; voilà ce que pourrait faire une </text:span><text:span text:style-name="Emphasis"><text:span text:style-name="T1">smart brosse à dent</text:span></text:span><text:span text:style-name="T1">. </text:span></text:p>
      <text:p text:style-name="Text_20_body"><text:span text:style-name="T1">Cette récolte de données induit d'une part une réduction du pouvoir de l'utilisateur : ce n'est plus à lui de </text:span><text:span text:style-name="Emphasis"><text:span text:style-name="T1">sentir</text:span></text:span><text:span text:style-name="T1"> et maîtriser l'objet en question, l'objet est "auto-conscient" de ses actions : il les mesure. D'autre part, l'objet va induire une modification du comportement de l'utilisateur, au sens où il se sentira "redevable" à l'objet si celui ci lui indique de mauvaises statistiques, ou, dans le cas de la brosse à dent connectée, si il oublie de se brosser les dents avant d'aller se coucher. La mesure et la captation de nos gestes quotidiens induit une forme de surveillance, et par la même une forme de contrôle. Dans un cas aussi bête qu'une </text:span><text:span text:style-name="Emphasis"><text:span text:style-name="T1">smart</text:span></text:span><text:span text:style-name="T1"> brosse à dent, l'utilisateur en viendra à se sentir coupable d'avoir raté un brossage, amenuisant ses statistiques, réduisant son </text:span><text:span text:style-name="Emphasis"><text:span text:style-name="T1">taux d'efficacité</text:span></text:span><text:span text:style-name="T1">...etc. Bien que risible, si cet exemple était amené à être utilisé par le plus grand nombre, et étendu à d'autres champs (hygiène, bonne conduite, relations sociales, divertissement), on peut aisément deviner le potentiel dangereux d'une telle forme de design. Une forme de pression. Colgate "l'espoir d'un futur sans caries est là".</text:span></text:p>
      <text:p text:style-name="P6">Lissage de la vie : l'assistanat par la machine amène à une forme de normalisation de l'existence, où les</text:p>
      <text:h text:style-name="P1" text:outline-level="4">The Internet Of Shit</text:h>
      <text:p text:style-name="Text_20_body"><text:span text:style-name="T1">Il convient, il me semble, d'interroger l'usage du terme smart, </text:span><text:span text:style-name="Emphasis"><text:span text:style-name="T1">intelligent</text:span></text:span><text:span text:style-name="T1">. La formule Put a chip in it' utilisée par (trouver la personne), décrit bien l'absurdité du concept : insérer une puce électronique afin de connecter l'objet semble suffir à certains designers pour considérer l'objet comme intelligent. Évidemment, le terme </text:span><text:span text:style-name="Emphasis"><text:span text:style-name="T1">intelligent</text:span></text:span><text:span text:style-name="T1"> évoque à lui seul l'intelligence artificielle, dont sont dotés aujourd'hui certains assistants de vie (Siri, Amazon Echo ou Google Home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impose : une acceptation sans limite dans l'intrusion de nos vies privées. </text:span></text:p>
      <text:p text:style-name="P6">Le terme smart appliqué aux objets évoquerait donc à la fois la capacité d'adaptation de celui ci dans son milieu, mais aussi la passivité de l'utilisateur. Un objet intelligent n'at-til besoin que d'un utilisateur idiot ? ; rapport pouvoir/puissance de Damasio : avec le GPS je gagne le pouvoir de me repérer mais je perds ma puissance d'orientation, le smart device relèguerait l'humain à l'arrière-plan, mettant en avant des technologies supposées intelligentes pour nous faire gagner des micro-secondes de temps, mieux anticiper nos envies, volonté de prédiction parfois ridicules (dispositifs de contrôle ?), lisser le cours de nos vies</text:p>
      <text:p text:style-name="Text_20_body"><text:span text:style-name="T1">situations absurdes que provoque ce </text:span><text:span text:style-name="Emphasis"><text:span text:style-name="T1">smart design</text:span></text:span><text:span text:style-name="T1"> : personne retrouvée enfermée chez elle car leurs serrures n'est pas mise à jour, autocuiseur qui s'arrête en cas de sms reçu...etc. Réference à Jacques Tati Un design obsolescent, dépendant d'une connexion, voilà ce qu'engendre la tendance smart. </text:span></text:p>
      <text:p text:style-name="P6">Ces technologies part du principe que notre raison humaine est défaillante, qu'il nous faut surveiller et corriger nos défauts et nos erreurs, le défaut ultime = nous, et la technique serait la solution, appeler à nous guider vers la solution parfate, AI = censé mieux nous conseiller, transhumanistes, annihiler la mort, technologies dôtés de pouvoirs magiques, la vision de la silicon valley est réductioniste : tout les problèmes du monde vont être résolus par la technologie !!!, comment devrait réagir le citoyen ? nous devons refuser d'acheter tous ces produits</text:p>
      <text:p text:style-name="Text_20_body"><text:soft-page-break/><text:span text:style-name="T1">On peut espérer que cette tendance du </text:span><text:span text:style-name="Emphasis"><text:span text:style-name="T1">smart design</text:span></text:span><text:span text:style-name="T1"> ne soit qu'un effet de mode ; on le voit bien de toute manière, la plupart de ces produits n'intéressent pas le public et finissent aux oubliettes. Mais ceux qui réussissent à atteindre les foyers sont les plus dangereux, car ce sont ceux qui sont susceptible de récolter le plus données sur nous : téléphones, montres et enceinte connectées. </text:span></text:p>
      <text:h text:style-name="P1" text:outline-level="4">Design Apple</text:h>
      <text:p text:style-name="P6">"Steve Jobs cherche un designer industriel de rang international dans le but de définir un langage de design uniforme pour la marque." Langage design Snow White : blanc, léger, coins arrondis,</text:p>
      <text:p text:style-name="P5">"Le design d'interaction est la discipline qui définit comment se comportent les produits numériques"</text:p>
      <text:p text:style-name="P6">Interfaces plus seulement graphiques, tactiles/gestuelles/tangible (commande vocale)</text:p>
      <text:p text:style-name="Text_20_body"><text:span text:style-name="T1">Émergence des </text:span><text:span text:style-name="Emphasis"><text:span text:style-name="T1">chatbots</text:span></text:span><text:span text:style-name="T1">, design de service (Uber/Amazon) : </text:span><text:span text:style-name="Emphasis"><text:span text:style-name="T1">touchpoint</text:span></text:span><text:span text:style-name="T1">, les points de contact : ce qui met en relation un client/un fournisseur = relais d'une experience, le monde est entièrement refaçonné par les technologies numériques,</text:span></text:p>
      <text:p text:style-name="Text_20_body"><text:span text:style-name="T1">systèmes fermés, code source impénétrables, obsolescence programmée moi-même victime d'un défaut sur mon MacBook Pro datant de 2011, Apple m'a expliqué son impossibilité de réparer mon produit car celui-çi est </text:span><text:span text:style-name="Emphasis"><text:span text:style-name="T1">vintage</text:span></text:span><text:span text:style-name="T1">. Novlangue pour dire : a été cool mais il faudrait passer à autre chose. Alors que mon ordinateur était en très bon état, bien entretenu, mais une pièce manque et on ne peut rien y faire.</text:span></text:p>
      <text:p text:style-name="P6">design du produit et design d'interface = aseptisé tous les produits se ressemblent, les usages tendent à se normaliser</text:p>
      <text:p text:style-name="P2"/>
      <text:list xml:id="list7768278946508521255" text:style-name="L5">
        <text:list-item>
          <text:p text:style-name="P21"><text:a xlink:type="simple" xlink:href="http://crapfutures.tumblr.com/post/140023361179/technological-dreams" text:style-name="Internet_20_link" text:visited-style-name="Visited_20_Internet_20_Link"><text:span text:style-name="Emphasis"><text:span text:style-name="T1">Technological Dreams</text:span></text:span></text:a><text:span text:style-name="T1"> : comment se met en place une utopie, pourquoi nos utopies sont-elles récurentes ?</text:span></text:p>
        </text:list-item>
        <text:list-item>
          <text:p text:style-name="P21"><text:a xlink:type="simple" xlink:href="https://www.theguardian.com/technology/2016/may/03/tim-cook-iphone-model-upgrade?CMP=share_btn_tw" text:style-name="Internet_20_link" text:visited-style-name="Visited_20_Internet_20_Link"><text:span text:style-name="T1">Idéologie Apple</text:span></text:a></text:p>
        </text:list-item>
        <text:list-item>
          <text:p text:style-name="P21"><text:span text:style-name="Emphasis"><text:span text:style-name="T1">Why automate? Why innovate? To what ultimate end?</text:span></text:span></text:p>
        </text:list-item>
        <text:list-item>
          <text:p text:style-name="P17"><text:span text:style-name="Strong_20_Emphasis"><text:span text:style-name="T1">Failed futures</text:span></text:span><text:span text:style-name="T1"> : </text:span><text:span text:style-name="Emphasis"><text:span text:style-name="T1">Design fiction with a less critical (and more commercial) edge will continue to appeal to innovative corporations anxious to configure new offerings to fit better with as yet undefined markets. Their overriding aim is to reduce the chances of an innovation being lost in the ‘valley of death’ between a bright idea and a successful product that preys on the minds of budget-holders.</text:span></text:span></text:p>
        </text:list-item>
        <text:list-item>
          <text:p text:style-name="P13">résumé eric sadin silicolonisation</text:p>
        </text:list-item>
      </text:list>
      <text:p text:style-name="Quotations"><text:span text:style-name="T1">analyse le fait que la silicolonisation incarne insolente réussite industrielle de notre temps, silicon valley : territoire + génère un </text:span><text:span text:style-name="Strong_20_Emphasis"><text:span text:style-name="T1">esprit</text:span></text:span><text:span text:style-name="T1">, modèle partout célébré, modèle civilationnel, marchandisation de la vie, algorithmisation, </text:span><text:span text:style-name="Strong_20_Emphasis"><text:span text:style-name="T1">ADN de la californie</text:span></text:span><text:span text:style-name="T1"> : contestation du passé associé a une industrialisation, technologisme, technologies numériques seraient, travail pour le "bien de l'humanité", vitesse exponentielle, plus seulement dans le moment de l'internet, dans le moment des objets connectés ! </text:span></text:p>
      <text:p text:style-name="Text_20_body"><text:span text:style-name="T1">capteurs, intelligence artificielles, en quoi sont-ils dangereux ? </text:span><text:span text:style-name="Strong_20_Emphasis"><text:span text:style-name="T1">visibilité de plus en plus intégrale</text:span></text:span><text:span text:style-name="T1">, voit nos comportements en temps réel, </text:span><text:span text:style-name="Strong_20_Emphasis"><text:span text:style-name="T1">monétisation de cette connaissance</text:span></text:span><text:span text:style-name="T1">, balance connecté : plateforme qui propose des produits, lits/frigo...etc faileds futures!! attention éric!!, AI va organiser nos vies tout le temps, industrie de vie, économie dans le flux de la vie, système qui interprète en temps réel, rétro-agisse, </text:span><text:span text:style-name="Strong_20_Emphasis"><text:span text:style-name="T1">recouvrir tous les champs de la vie</text:span></text:span><text:span text:style-name="T1">, mesures de performances du personnel (entreprise), </text:span><text:span text:style-name="Strong_20_Emphasis"><text:span text:style-name="T1">comment s'opposer à des décisions algorithmiques ?</text:span></text:span><text:span text:style-name="T1"> </text:span></text:p>
      <text:p text:style-name="P6"><text:soft-page-break/>vision pessimiste!! apporte une forme de progrès ces objets, la VIE est collectée, possibilité, techno-libéralisme, de faire ce qu'ils veulent, "techno-libertarisme", industrie viole les lois, esprit "siliconien", libéralisme "solaire", géants du numérique monte des opérations complexes pour se soustraire à l'impot, conditions de travail déplorables, pratiques qui relèvent de l'illégalité/criminalité,</text:p>
      <text:p text:style-name="P2"/>
      <text:h text:style-name="P4" text:outline-level="2">Speculative + Design = ?</text:h>
      <text:h text:style-name="P1" text:outline-level="4">Design Fiction</text:h>
      <text:p text:style-name="Quotations"><text:span text:style-name="T1">Designers ‘test a near future by creating product manuals to probable improbable things - </text:span><text:a xlink:type="simple" xlink:href="https://aeon.co/essays/technology-starts-with-imagination-not-analysis" text:style-name="Internet_20_link" text:visited-style-name="Visited_20_Internet_20_Link"><text:span text:style-name="T1">Design the Future</text:span></text:a></text:p>
      <text:list xml:id="list2446536033539095373" text:style-name="L6">
        <text:list-item>
          <text:p text:style-name="P18"><text:span text:style-name="Strong_20_Emphasis"><text:span text:style-name="T1">Une méthodologie</text:span></text:span><text:span text:style-name="T1"> qui s'écarte du design traditionnel : </text:span><text:span text:style-name="Strong_20_Emphasis"><text:span text:style-name="T1">what-if scenario</text:span></text:span><text:span text:style-name="T1"> (Dunne &amp; Rabby), Austin Houldsworth has developed a methodology he calls </text:span><text:a xlink:type="simple" xlink:href="http://crapfutures.tumblr.com/post/150957611069/three-stages-of-design-fiction-energy-futures" text:style-name="Internet_20_link" text:visited-style-name="Visited_20_Internet_20_Link"><text:span text:style-name="Strong_20_Emphasis"><text:span text:style-name="T1">counter-fictional design</text:span></text:span></text:a><text:span text:style-name="T1">, </text:span><text:a xlink:type="simple" xlink:href="http://crapfutures.tumblr.com/post/153171362019/a-crap-futures-manifesto" text:style-name="Internet_20_link" text:visited-style-name="Visited_20_Internet_20_Link"><text:span text:style-name="T1">crap futures manifesto</text:span></text:a></text:p>
        </text:list-item>
        <text:list-item>
          <text:p text:style-name="P18"><text:span text:style-name="Strong_20_Emphasis"><text:span text:style-name="T1">Répondre à des questions</text:span></text:span><text:span text:style-name="T1"> : </text:span><text:span text:style-name="Emphasis"><text:span text:style-name="T1">A good example of a new way of questioning technology: design fiction. As questions about technological choices trouble us more and more, it could be that design fiction, not science, has the better answers.</text:span></text:span></text:p>
        </text:list-item>
        <text:list-item>
          <text:p text:style-name="P18"><text:span text:style-name="Strong_20_Emphasis"><text:span text:style-name="T1">Utiliser la fiction</text:span></text:span><text:span text:style-name="T1"> --&gt; </text:span><text:span text:style-name="Strong_20_Emphasis"><text:span text:style-name="T1">imaginer</text:span></text:span><text:span text:style-name="T1"> : </text:span><text:span text:style-name="Emphasis"><text:span text:style-name="T1">The future facts are imagined, but not fanciful in the context of current research. They might never happen, but they </text:span></text:span><text:span text:style-name="Emphasis"><text:span text:style-name="Strong_20_Emphasis"><text:span text:style-name="T1">could</text:span></text:span></text:span><text:span text:style-name="Emphasis"><text:span text:style-name="T1">.</text:span></text:span><text:span text:style-name="T1">, </text:span><text:span text:style-name="Emphasis"><text:span text:style-name="T1">Seeing an unfinished story, people responded by supplying their own scripts.</text:span></text:span><text:span text:style-name="T1"> mais aussi </text:span><text:span text:style-name="Strong_20_Emphasis"><text:span text:style-name="T1">promouvoir</text:span></text:span><text:span text:style-name="T1"> : </text:span><text:span text:style-name="Emphasis"><text:span text:style-name="T1">Sci-fi media can be astonishingly effective at promoting possible technologies.</text:span></text:span></text:p>
        </text:list-item>
        <text:list-item>
          <text:p text:style-name="P18"><text:span text:style-name="Strong_20_Emphasis"><text:span text:style-name="T1">Susciter le débat</text:span></text:span><text:span text:style-name="T1"> : en interrogeant le futur, les designers créent un contexte favorable à la discussion, à l'interrogation, et au débat autour de certaines questions éthiques, politiques, sociales...etc</text:span></text:p>
        </text:list-item>
      </text:list>
      <text:p text:style-name="P6">ce qui réunit la vision du futur gafam et design fiction = la technologie ? le progrè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6T20:00:49.547000000</dc:date>
    <meta:editing-duration>PT1H2M2S</meta:editing-duration>
    <meta:editing-cycles>4</meta:editing-cycles>
    <meta:generator>LibreOffice/5.1.6.2$Windows_x86 LibreOffice_project/07ac168c60a517dba0f0d7bc7540f5afa45f0909</meta:generator>
    <meta:document-statistic meta:table-count="0" meta:image-count="0" meta:object-count="0" meta:page-count="7" meta:paragraph-count="76" meta:word-count="3715" meta:character-count="23452" meta:non-whitespace-character-count="19823"/>
  </office:meta>
</office:document-meta>
</file>